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fr" fo:country="FR" officeooo:rsid="0008699b" officeooo:paragraph-rsid="0008699b"/>
    </style:style>
    <style:style style:name="P2" style:family="paragraph" style:parent-style-name="Standard">
      <style:text-properties fo:language="fr" fo:country="FR" officeooo:rsid="0009c004" officeooo:paragraph-rsid="0009c004"/>
    </style:style>
    <style:style style:name="P3" style:family="paragraph" style:parent-style-name="Standard">
      <style:text-properties officeooo:paragraph-rsid="000d1de4"/>
    </style:style>
    <style:style style:name="T1" style:family="text">
      <style:text-properties fo:language="fr" fo:country="FR" officeooo:rsid="000d1de4"/>
    </style:style>
    <style:style style:name="T2" style:family="text">
      <style:text-properties fo:language="fr" fo:country="FR" fo:font-weight="normal" officeooo:rsid="000d1de4" style:font-weight-asian="normal" style:font-weight-complex="normal"/>
    </style:style>
    <style:style style:name="T3" style:family="text">
      <style:text-properties officeooo:rsid="0009c004"/>
    </style:style>
    <style:style style:name="T4" style:family="text">
      <style:text-properties officeooo:rsid="0009f139"/>
    </style:style>
    <style:style style:name="T5" style:family="text">
      <style:text-properties officeooo:rsid="000d1de4"/>
    </style:style>
    <style:style style:name="T6" style:family="text">
      <style:text-properties fo:font-weight="bold"/>
    </style:style>
    <style:style style:name="T7" style:family="text">
      <style:text-properties fo:font-weight="bold" officeooo:rsid="000d1d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6</text:p>
      <text:p text:style-name="P1"/>
      <text:p text:style-name="P1">Question 3.1) </text:p>
      <text:p text:style-name="P1">On peut modéliser une balle à partir <text:span text:style-name="T3">de ses coordonnées, on a donc besoin d’un couple d’entier, voir de float pour plus de précision, il nous faut aussi le sens de la balle ainsi que sa vitesse horizontale et verticale. On va donc créer une classe Balle.</text:span></text:p>
      <text:p text:style-name="P1"/>
      <text:p text:style-name="P2">Pour plusieurs Balles on peut stocker des <text:span text:style-name="T4">objets Balle</text:span> dans une arrayList, on a ainsi une variable contenant toute les balles.</text:p>
      <text:p text:style-name="P2"/>
      <text:p text:style-name="P2">Question 3.2)</text:p>
      <text:p text:style-name="P2">Je vais utiliser (100,100) en deux dimension pour l’espace de coordonné</text:p>
      <text:p text:style-name="P2"/>
      <text:p text:style-name="P3"><text:span text:style-name="T1">pour les frottements, on a une sphère donc le coefficient de résistance aérodynamique est de 0,47, à 20 degrés la </text:span><text:span text:style-name="T2">masse volumique de l’air et de 1,2 et le maître couple d’une sphère lisse est de 0,01. donc le frottement est de 0.00282*v^2</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6T09:55:57.434000000</meta:creation-date>
    <dc:date>2019-12-06T14:32:23.677000000</dc:date>
    <meta:editing-duration>PT1H4M42S</meta:editing-duration>
    <meta:editing-cycles>1</meta:editing-cycles>
    <meta:document-statistic meta:table-count="0" meta:image-count="0" meta:object-count="0" meta:page-count="1" meta:paragraph-count="7" meta:word-count="127" meta:character-count="719" meta:non-whitespace-character-count="598"/>
    <meta:generator>LibreOffice/6.3.3.2$Windows_X86_64 LibreOffice_project/a64200df03143b798afd1ec74a12ab50359878ed</meta:generator>
  </office:meta>
</office:document-meta>
</file>